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e7430" officeooo:paragraph-rsid="000e7430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officeooo:rsid="000e7430" officeooo:paragraph-rsid="000e7430"/>
    </style:style>
    <style:style style:name="P4" style:family="paragraph" style:parent-style-name="Standard">
      <style:text-properties style:font-name="Arial" officeooo:rsid="000e7430" officeooo:paragraph-rsid="000e7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ar props</text:p>
      <text:p text:style-name="P2"/>
      <text:p text:style-name="P2">interface UserCardProps {</text:p>
      <text:p text:style-name="P2"><text:s text:c="2"/>name: string;</text:p>
      <text:p text:style-name="P2"><text:s text:c="2"/>age: number;</text:p>
      <text:p text:style-name="P2"><text:s text:c="2"/>isOnline: boolean;</text:p>
      <text:p text:style-name="P2">}</text:p>
      <text:p text:style-name="P2"/>
      <text:p text:style-name="P2">const UserCard = ({ name, age, isOnline }: UserCardProps) =&gt; {</text:p>
      <text:p text:style-name="P2"><text:s text:c="2"/>return (</text:p>
      <text:p text:style-name="P2"><text:s text:c="4"/>&lt;div&gt;</text:p>
      <text:p text:style-name="P2"><text:s text:c="6"/>&lt;h3&gt;{name}&lt;/h3&gt;</text:p>
      <text:p text:style-name="P2"><text:s text:c="6"/>&lt;p&gt;Idade: {age}&lt;/p&gt;</text:p>
      <text:p text:style-name="P2"><text:s text:c="6"/>&lt;p&gt;{isOnline ? 'Online' : 'Offline'}&lt;/p&gt;</text:p>
      <text:p text:style-name="P2"><text:s text:c="4"/>&lt;/div&gt;</text:p>
      <text:p text:style-name="P2"><text:s text:c="2"/>);</text:p>
      <text:p text:style-name="P2">};</text:p>
      <text:p text:style-name="P2"/>
      <text:p text:style-name="P1"/>
      <text:p text:style-name="P1">Tipar estados</text:p>
      <text:p text:style-name="P3"/>
      <text:p text:style-name="P4">import React, { useState } from 'react';</text:p>
      <text:p text:style-name="P4"/>
      <text:p text:style-name="P4">interface Task {</text:p>
      <text:p text:style-name="P4"><text:s text:c="2"/>id: number;</text:p>
      <text:p text:style-name="P4"><text:s text:c="2"/>description: string;</text:p>
      <text:p text:style-name="P4"><text:s text:c="2"/>completed: boolean;</text:p>
      <text:p text:style-name="P4">}</text:p>
      <text:p text:style-name="P4"/>
      <text:p text:style-name="P4">const TaskList = () =&gt; {</text:p>
      <text:p text:style-name="P4"><text:s text:c="2"/>const [tasks, setTasks] = useState&lt;Task[]&gt;([]);</text:p>
      <text:p text:style-name="P4"><text:s text:c="2"/>// 'tasks' agora é um array de objetos que seguem a interface 'Task'.</text:p>
      <text:p text:style-name="P4"><text:s text:c="2"/>// O TypeScript irá te alertar se você tentar adicionar algo diferente.</text:p>
      <text:p text:style-name="P4"/>
      <text:p text:style-name="P4"><text:s text:c="2"/>return (</text:p>
      <text:p text:style-name="P4"><text:s text:c="4"/>// ... seu JSX</text:p>
      <text:p text:style-name="P4"><text:s text:c="2"/>);</text:p>
      <text:p text:style-name="P4">};</text:p>
      <text:p text:style-name="P4"/>
      <text:p text:style-name="P4">import { useState, useEffect } from 'react'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Dados de APIs </text:p>
      <text:p text:style-name="P4"/>
      <text:p text:style-name="P4">interface Product {</text:p>
      <text:p text:style-name="P4"><text:s text:c="2"/>id: number;</text:p>
      <text:p text:style-name="P4"><text:s text:c="2"/>title: string;</text:p>
      <text:p text:style-name="P4"><text:s text:c="2"/>price: number;</text:p>
      <text:p text:style-name="P4">}</text:p>
      <text:p text:style-name="P4"/>
      <text:p text:style-name="P4">const ProductList = () =&gt; {</text:p>
      <text:p text:style-name="P4"><text:s text:c="2"/>const [products, setProducts] = useState&lt;Product[]&gt;([]);</text:p>
      <text:p text:style-name="P4"/>
      <text:p text:style-name="P4"><text:s text:c="2"/>useEffect(() =&gt; {</text:p>
      <text:p text:style-name="P4"><text:s text:c="4"/>const fetchProducts = async () =&gt; {</text:p>
      <text:p text:style-name="P4"><text:s text:c="6"/>try {</text:p>
      <text:p text:style-name="P4"><text:s text:c="8"/>const response = await fetch('https://api.exemplo.com/products');</text:p>
      <text:p text:style-name="P4"><text:s text:c="8"/>const data: Product[] = await response.json(); // Tipando a resposta da API</text:p>
      <text:p text:style-name="P4"><text:s text:c="8"/>setProducts(data);</text:p>
      <text:p text:style-name="P4"><text:s text:c="6"/>} catch (error) {</text:p>
      <text:p text:style-name="P4"><text:s text:c="8"/>console.error('Erro ao buscar dados:', error);</text:p>
      <text:p text:style-name="P4"><text:s text:c="6"/>}</text:p>
      <text:p text:style-name="P4"><text:s text:c="4"/>};</text:p>
      <text:p text:style-name="P4"><text:s text:c="4"/>fetchProducts();</text:p>
      <text:p text:style-name="P4"><text:s text:c="2"/>}, []);</text:p>
      <text:p text:style-name="P4"/>
      <text:p text:style-name="P4"><text:s text:c="2"/>return (</text:p>
      <text:p text:style-name="P4"><text:s text:c="4"/>// ...</text:p>
      <text:p text:style-name="P4"><text:s text:c="2"/>);</text:p>
      <text:p text:style-name="P4">}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0:25:40.562763300</meta:creation-date>
    <dc:date>2025-09-22T10:28:44.751782100</dc:date>
    <meta:editing-duration>PT3M5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55" meta:word-count="181" meta:character-count="1256" meta:non-whitespace-character-count="991"/>
  </office:meta>
</office:document-meta>
</file>